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1.27cm" fo:margin-right="0cm" fo:text-align="center" fo:text-indent="-1.27cm"/>
    </style:style>
    <style:style style:name="P6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margin-left="1.27cm" fo:margin-right="0cm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8" style:family="paragraph">
      <style:paragraph-properties fo:margin-left="0cm" fo:margin-right="0cm" fo:text-indent="0cm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2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762cm">
          <draw:text-box>
            <text:p text:style-name="P1"><text:span text:style-name="T1">Hymn #589</text:span></text:p>
            <text:p text:style-name="P1"><text:span text:style-name="T2">“</text:span><text:span text:style-name="T2">Speak, O Lord, Your Servant Listens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4.638cm" svg:height="7.011cm" svg:x="1.778cm" svg:y="0.875cm">
          <draw:text-box>
            <text:p text:style-name="P1"><text:span text:style-name="T3">1. </text:span><text:span text:style-name="T4">Speak, O Lord, Your servant listens,</text:span><text:span text:style-name="T4"><text:line-break/></text:span><text:span text:style-name="T4">Let Your Word to me come near;</text:span><text:span text:style-name="T4"><text:line-break/></text:span><text:span text:style-name="T4">Newborn life and spirit give me,</text:span><text:span text:style-name="T4"><text:line-break/></text:span><text:span text:style-name="T4">Let each promise still my fea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3.368cm" svg:height="7.112cm" svg:x="2.286cm" svg:y="0.762cm">
          <draw:text-box>
            <text:p text:style-name="P1"><text:span text:style-name="T4">Death’s dread pow’r, its inward strife,</text:span><text:span text:style-name="T4"><text:line-break/></text:span><text:span text:style-name="T4">Wars against Your Word of life;</text:span><text:span text:style-name="T4"><text:line-break/></text:span><text:span text:style-name="T4">Fill me, Lord, with love’s strong fervor</text:span><text:span text:style-name="T4"><text:line-break/></text:span><text:span text:style-name="T4">That I cling to You forever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4.638cm" svg:height="7.011cm" svg:x="1.524cm" svg:y="0.762cm">
          <draw:text-box>
            <text:p text:style-name="P5"><text:span text:style-name="T3">2. </text:span><text:span text:style-name="T4">Oh, what blessing to be near You</text:span></text:p>
            <text:p text:style-name="P5"><text:span text:style-name="T4">And to listen to Your voice;</text:span></text:p>
            <text:p text:style-name="P5"><text:span text:style-name="T4">Let me ever love and hear You,</text:span></text:p>
            <text:p text:style-name="P5"><text:span text:style-name="T4">Let Your Word be now my choi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3" draw:text-style-name="P6" draw:layer="layout" svg:width="24.638cm" svg:height="7.011cm" svg:x="1.778cm" svg:y="0.87cm">
          <draw:text-box>
            <text:p text:style-name="P5"><text:span text:style-name="T4">Many hardened sinners, Lord,</text:span></text:p>
            <text:p text:style-name="P5"><text:span text:style-name="T4">Flee in terror at Your Word;</text:span></text:p>
            <text:p text:style-name="P5"><text:span text:style-name="T4">But to all who feel sin’s burden</text:span></text:p>
            <text:p text:style-name="P1"><text:span text:style-name="T4">You give words of peace and pard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" draw:text-style-name="P6" draw:layer="layout" svg:width="24.638cm" svg:height="7.011cm" svg:x="1.778cm" svg:y="0.863cm">
          <draw:text-box>
            <text:p text:style-name="P5"><text:span text:style-name="T5">3. </text:span><text:span text:style-name="T6">Lord, Your words are waters living</text:span></text:p>
            <text:p text:style-name="P5"><text:span text:style-name="T6">When my thirsting spirit pleads.</text:span></text:p>
            <text:p text:style-name="P5"><text:span text:style-name="T6">Lord, Your words are bread life-giving;</text:span></text:p>
            <text:p text:style-name="P5"><text:span text:style-name="T6">On Your words my spirit fee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7" draw:layer="layout" svg:width="24.638cm" svg:height="7.766cm" svg:x="1.778cm" svg:y="0.884cm">
          <draw:text-box>
            <text:p text:style-name="P5"><text:span text:style-name="T6">Lord, Your words will be my light</text:span></text:p>
            <text:p text:style-name="P5"><text:span text:style-name="T6">Through death’s cold and dreary night;</text:span></text:p>
            <text:p text:style-name="P5"><text:span text:style-name="T6">Yes, they are my sword prevailing</text:span></text:p>
            <text:p text:style-name="P1"><text:span text:style-name="T6">And my cup of joy unfail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3" draw:text-style-name="P6" draw:layer="layout" svg:width="24.638cm" svg:height="7.011cm" svg:x="1.778cm" svg:y="0.863cm">
          <draw:text-box>
            <text:p text:style-name="P5"><text:span text:style-name="T5">4. </text:span><text:span text:style-name="T6">As I pray, dear Jesus, hear me;</text:span></text:p>
            <text:p text:style-name="P5"><text:span text:style-name="T6">Let Your words in me take root.</text:span></text:p>
            <text:p text:style-name="P5"><text:span text:style-name="T6">May Your Spirit e’er be near me</text:span></text:p>
            <text:p text:style-name="P5"><text:span text:style-name="T6">That I bear abundant fru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6" draw:text-style-name="P7" draw:layer="layout" svg:width="24.638cm" svg:height="11.176cm" svg:x="1.778cm" svg:y="0.996cm">
          <draw:text-box>
            <text:p text:style-name="P5"><text:span text:style-name="T6">May I daily sing Your praise,</text:span></text:p>
            <text:p text:style-name="P5"><text:span text:style-name="T6">From my heart glad anthems raise,</text:span></text:p>
            <text:p text:style-name="P5"><text:span text:style-name="T6">Till my highest praise is given</text:span></text:p>
            <text:p text:style-name="P5"><text:span text:style-name="T6">In the endless joy of heaven.</text:span></text:p>
            <text:p text:style-name="P8"><text:span text:style-name="T7"/></text:p>
            <text:p text:style-name="P8"><text:span text:style-name="T8"/></text:p>
            <text:p text:style-name="P8"><text:span text:style-name="T9"><text:s text:c="4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4T17:13:51.032000000</meta:creation-date>
    <dc:date>2018-01-11T13:29:40.852000000</dc:date>
    <meta:editing-duration>PT22M28S</meta:editing-duration>
    <meta:editing-cycles>8</meta:editing-cycles>
    <meta:generator>LibreOffice/5.3.7.2$Windows_X86_64 LibreOffice_project/6b8ed514a9f8b44d37a1b96673cbbdd077e24059</meta:generator>
    <meta:document-statistic meta:object-count="48"/>
  </office:meta>
</office:document-meta>
</file>